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libri1" svg:font-family="Callibri"/>
    <style:font-face style:name="Calibri" svg:font-family="Calibri" style:font-pitch="variable"/>
    <style:font-face style:name="Callibri" svg:font-family="Cal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Διαφάνεια-τίτλου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Διαφάνεια-τίτλου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Διαφάνεια-τίτλου-notes">
      <style:graphic-properties draw:fill-color="#ffffff" fo:min-height="13.364cm"/>
    </style:style>
    <style:style style:name="pr4" style:family="presentation" style:parent-style-name="Master1-Layout2-obj-Τίτλος-και-Περιεχόμενο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Τίτλος-και-Περιεχόμενο-notes">
      <style:graphic-properties draw:fill-color="#ffffff" fo:min-height="13.364cm"/>
    </style:style>
    <style:style style:name="pr6" style:family="presentation" style:parent-style-name="Master1-Layout2-obj-Τίτλος-και-Περιεχόμενο-outline1">
      <style:graphic-properties fo:min-height="10.79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8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47cm" fo:margin-bottom="0cm" fo:line-height="8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282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weight="normal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line-height="8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1.111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style:font-name="Callibri1" fo:font-size="32pt" style:font-size-asian="32pt" style:font-size-complex="32pt"/>
    </style:style>
    <style:style style:name="P14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0% 67%" style:font-name="Calibri1" fo:font-size="4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2" fo:font-size="33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T6" style:family="text">
      <style:text-properties fo:font-variant="normal" fo:text-transform="none" fo:color="#898989" style:text-line-through-style="none" style:text-line-through-type="none" style:text-position="0% 100%" style:font-name="Calibri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font-variant="normal" fo:text-transform="none" fo:color="#898989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style:font-name="Callibri1" fo:font-size="32pt" style:text-underline-style="none" style:font-size-asian="32pt" style:font-size-complex="32pt"/>
    </style:style>
    <style:style style:name="T15" style:family="text">
      <style:text-properties style:font-name="Callibri1" fo:font-size="32pt" style:font-size-asian="32pt" style:font-size-complex="32pt"/>
    </style:style>
    <style:style style:name="T1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7" style:family="text">
      <style:text-properties fo:color="#000000" style:text-underline-style="none"/>
    </style:style>
    <style:style style:name="T1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Διαφάνεια-τίτλου" presentation:presentation-page-layout-name="AL1T33">
        <draw:frame draw:name="Τίτλος 1" presentation:style-name="pr1" draw:text-style-name="P2" draw:layer="layout" svg:width="21.378cm" svg:height="3.133cm" svg:x="1.905cm" svg:y="0.254cm" presentation:class="title" presentation:user-transformed="true">
          <draw:text-box>
            <text:p text:style-name="P1"><text:span text:style-name="T1">1</text:span><text:span text:style-name="T2">η</text:span><text:span text:style-name="T3"> Σειρά Εργασιών</text:span></text:p>
          </draw:text-box>
        </draw:frame>
        <draw:frame draw:name="Υπότιτλος 2" presentation:style-name="pr2" draw:text-style-name="P5" draw:layer="layout" svg:width="22.055cm" svg:height="14.732cm" svg:x="1.016cm" svg:y="3.048cm" presentation:class="subtitle" presentation:user-transformed="true">
          <draw:text-box>
            <text:p text:style-name="P3"><text:span text:style-name="T4">Exercise 1.1</text:span></text:p>
            <text:p text:style-name="P3"><text:span text:style-name="T5">int main(int argc,char *argv[]){</text:span></text:p>
            <text:p text:style-name="P3"><text:span text:style-name="T5"><text:tab/></text:span><text:span text:style-name="T5">Call the pipe_init.</text:span></text:p>
            <text:p text:style-name="P3"><text:span text:style-name="T5"><text:tab/></text:span><text:span text:style-name="T5">Create the thread which is writing </text:span><text:span text:style-name="T5"><text:tab/></text:span><text:span text:style-name="T5">to the pipe.</text:span></text:p>
            <text:p text:style-name="P3"><text:span text:style-name="T5"><text:tab/></text:span><text:span text:style-name="T5">Create the thread which is reading </text:span><text:span text:style-name="T5"><text:tab/></text:span><text:span text:style-name="T5">from the pipe.</text:span></text:p>
            <text:p text:style-name="P3"><text:span text:style-name="T5"><text:tab/></text:span><text:span text:style-name="T5">Wait for the thread which is </text:span><text:span text:style-name="T5"><text:tab/></text:span><text:span text:style-name="T5"><text:tab/></text:span><text:span text:style-name="T5"><text:tab/></text:span><text:span text:style-name="T5"><text:tab/></text:span><text:span text:style-name="T5">writing ,to finish and for the </text:span><text:span text:style-name="T5"><text:tab/></text:span><text:span text:style-name="T5"><text:tab/></text:span><text:span text:style-name="T5"><text:tab/></text:span><text:span text:style-name="T5">thread which is reading to finish.</text:span></text:p>
            <text:p text:style-name="P3"><text:span text:style-name="T5"><text:tab/></text:span><text:span text:style-name="T5">Return(0);</text:span></text:p>
            <text:p text:style-name="P3"><text:span text:style-name="T5">}</text:span><text:span text:style-name="T6">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Τίτλος-και-Περιεχόμενο" presentation:presentation-page-layout-name="AL2T18">
        <draw:frame draw:name="Θέση περιεχομένου 2" presentation:style-name="pr4" draw:text-style-name="P2" draw:layer="layout" svg:width="22.86cm" svg:height="17.653cm" svg:x="1.27cm" svg:y="0.762cm" presentation:class="outline" presentation:user-transformed="true">
          <draw:text-box>
            <text:list text:style-name="L2">
              <text:list-header>
                <text:p text:style-name="P7"><text:span text:style-name="T8">void pipe_init(int size){</text:span></text:p>
                <text:list>
                  <text:list-item>
                    <text:p text:style-name="P8"><text:span text:style-name="T8">Allocate memory for the array_fifo which is our pipe.</text:span></text:p>
                  </text:list-item>
                  <text:list-item>
                    <text:p text:style-name="P8"><text:span text:style-name="T8">Initialize the array_fifo</text:span></text:p>
                  </text:list-item>
                  <text:list-item>
                    <text:p text:style-name="P8"><text:span text:style-name="T8">Initialize the pointers which show the positions in array_fifo where the threads read(out) and write(in).</text:span></text:p>
                  </text:list-item>
                  <text:list-item>
                    <text:p text:style-name="P8"><text:span text:style-name="T8">}</text:span></text:p>
                  </text:list-item>
                </text:list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8">void pipe_write(char c){</text:span></text:p>
                <text:list>
                  <text:list-item>
                    <text:p text:style-name="P8"><text:span text:style-name="T8">While (the byte which is read isn’t the eof){ </text:span></text:p>
                  </text:list-item>
                  <text:list-item>
                    <text:p text:style-name="P9"><text:span text:style-name="T9">while(the pointer in reaches the max size of the pipe){</text:span></text:p>
                  </text:list-item>
                  <text:list-item>
                    <text:p text:style-name="P9"><text:span text:style-name="T9"><text:s text:c="2"/></text:span><text:span text:style-name="T9">then if out isn’t zero then modify in to zero.</text:span></text:p>
                  </text:list-item>
                  <text:list-item>
                    <text:p text:style-name="P9"><text:span text:style-name="T9">}</text:span></text:p>
                  </text:list-item>
                  <text:list-item>
                    <text:p text:style-name="P8"><text:span text:style-name="T8">}</text:span></text:p>
                  </text:list-item>
                  <text:list-item>
                    <text:p text:style-name="P8"><text:span text:style-name="T8">Wait if the variable out is greater than variable in .</text:span></text:p>
                  </text:list-item>
                  <text:list-item>
                    <text:p text:style-name="P8"><text:span text:style-name="T8">Then read the next byte from the standard input and then increase the variable in by one.</text:span></text:p>
                  </text:list-item>
                  <text:list-item>
                    <text:p text:style-name="P8"><text:span text:style-name="T8">Wait until the thread which is reading from the pipe to finish .</text:span></text:p>
                  </text:list-item>
                  <text:list-item>
                    <text:p text:style-name="P8"><text:span text:style-name="T8">Notify main to finish.</text:span></text:p>
                  </text:list-item>
                  <text:list-item>
                    <text:p text:style-name="P8"><text:span text:style-name="T8">Call pipe_close</text:span></text:p>
                  </text:list-item>
                </text:list>
              </text:list-item>
              <text:list-item>
                <text:p text:style-name="P7"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Τίτλος-και-Περιεχόμενο" presentation:presentation-page-layout-name="AL2T18">
        <draw:frame draw:name="Θέση περιεχομένου 2" presentation:style-name="pr4" draw:text-style-name="P2" draw:layer="layout" svg:width="23.072cm" svg:height="15.535cm" svg:x="1.058cm" svg:y="1.482cm" presentation:class="outline">
          <draw:text-box>
            <text:list text:style-name="L2">
              <text:list-item>
                <text:p text:style-name="P10"><text:span text:style-name="T10">int pipe_read(char *c){</text:span></text:p>
                <text:list>
                  <text:list-item>
                    <text:p text:style-name="P8"><text:span text:style-name="T10">Write in the standard output the byte read.</text:span></text:p>
                  </text:list-item>
                  <text:list-item>
                    <text:p text:style-name="P8"><text:span text:style-name="T10">While the thread which is writing haven’t finished yet {</text:span></text:p>
                  </text:list-item>
                </text:list>
              </text:list-item>
              <text:list-item>
                <text:p text:style-name="P10"><text:span text:style-name="T10"><text:tab/></text:span><text:span text:style-name="T10"> <text:s text:c="3"/></text:span><text:span text:style-name="T10">Wait until a byte is written in the pipe.</text:span></text:p>
              </text:list-item>
              <text:list-item>
                <text:p text:style-name="P10"><text:span text:style-name="T10"><text:tab/></text:span><text:span text:style-name="T10"> <text:s text:c="3"/></text:span><text:span text:style-name="T10">Read the byte from the pipe and write i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8"/>to standard output.</text:span></text:p>
              </text:list-item>
              <text:list-item>
                <text:p text:style-name="P10"><text:span text:style-name="T10"><text:tab/></text:span><text:span text:style-name="T10"> <text:s text:c="3"/></text:span><text:span text:style-name="T10">If out is the end of the array then wait </text:span><text:span text:style-name="T10"><text:tab/></text:span><text:span text:style-name="T10"><text:tab/></text:span><text:span text:style-name="T10"><text:tab/></text:span><text:span text:style-name="T10"> <text:s text:c="8"/>for in to be zero and the modify <text:s text:c="22"/>out to zero, else increase out by one.</text:span></text:p>
              </text:list-item>
              <text:list-item>
                <text:p text:style-name="P10"><text:span text:style-name="T10"><text:s text:c="4"/></text:span><text:span text:style-name="T10">}</text:span></text:p>
              </text:list-item>
              <text:list-item>
                <text:p text:style-name="P10"><text:span text:style-name="T10"><text:s text:c="4"/></text:span><text:span text:style-name="T10">return();</text:span></text:p>
              </text:list-item>
              <text:list-item>
                <text:p text:style-name="P10"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Τίτλος-και-Περιεχόμενο" presentation:presentation-page-layout-name="AL2T18">
        <draw:frame draw:name="Θέση περιεχομένου 2" presentation:style-name="pr4" draw:text-style-name="P2" draw:layer="layout" svg:width="23.072cm" svg:height="15.959cm" svg:x="1.058cm" svg:y="1.058cm" presentation:class="outline">
          <draw:text-box>
            <text:list text:style-name="L2">
              <text:list-item>
                <text:p text:style-name="P11"><text:span text:style-name="T11">void run_thread_write(){</text:span></text:p>
                <text:list>
                  <text:list-item>
                    <text:p text:style-name="P12"><text:span text:style-name="T11">Read the first byte from standard input</text:span></text:p>
                  </text:list-item>
                  <text:list-item>
                    <text:p text:style-name="P12"><text:span text:style-name="T11">And call pipe_write</text:span></text:p>
                  </text:list-item>
                </text:list>
              </text:list-item>
              <text:list-item>
                <text:p text:style-name="P11"><text:span text:style-name="T11">}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>void run_thread_read() {</text:span></text:p>
                <text:list>
                  <text:list-item>
                    <text:p text:style-name="P12"><text:span text:style-name="T11">Wait until something to be written in pipe.</text:span></text:p>
                  </text:list-item>
                  <text:list-item>
                    <text:p text:style-name="P12"><text:span text:style-name="T11">Read the first byte from pipe and call pipe_read</text:span></text:p>
                  </text:list-item>
                  <text:list-item>
                    <text:p text:style-name="P12"><text:span text:style-name="T1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Τίτλος-και-Περιεχόμενο">
        <draw:frame draw:name="Θέση περιεχομένου 2" presentation:style-name="pr4" draw:text-style-name="P2" draw:layer="layout" svg:width="25.146cm" svg:height="18.034cm" svg:x="0.254cm" svg:y="0.254cm" presentation:class="outline" presentation:user-transformed="true">
          <draw:text-box>
            <text:list text:style-name="L2">
              <text:list-item>
                <text:p text:style-name="P11"><text:span text:style-name="T12">Exercise 1.2</text:span></text:p>
              </text:list-item>
              <text:list-item>
                <text:p text:style-name="P11"><text:span text:style-name="T9">int main(int argc,char *argv[]){</text:span></text:p>
              </text:list-item>
              <text:list-item>
                <text:p text:style-name="P11"><text:span text:style-name="T9">Allocate memory dynamically for the N workers buffer.</text:span></text:p>
              </text:list-item>
              <text:list-item>
                <text:p text:style-name="P11"><text:span text:style-name="T9">Allocate memory dynamically for the flag1 buffer which shows which worker thread is done.</text:span></text:p>
              </text:list-item>
              <text:list-item>
                <text:p text:style-name="P11"><text:span text:style-name="T9">Create N worker threads.(run threads routine)</text:span></text:p>
              </text:list-item>
              <text:list-item>
                <text:p text:style-name="P11"><text:span text:style-name="T9">While not all workers done {</text:span></text:p>
                <text:list>
                  <text:list-item>
                    <text:p text:style-name="P12"><text:span text:style-name="T9">While not all slices are drawn {</text:span></text:p>
                    <text:list>
                      <text:list-item>
                        <text:p text:style-name="P12"><text:span text:style-name="T9">Search and find worker who's done</text:span></text:p>
                      </text:list-item>
                      <text:list-item>
                        <text:p text:style-name="P12"><text:span text:style-name="T9">Save his position</text:span></text:p>
                      </text:list-item>
                      <text:list-item>
                        <text:p text:style-name="P12"><text:span text:style-name="T9">Increases the counter which shows the number of workers done</text:span></text:p>
                      </text:list-item>
                      <text:list-item>
                        <text:p text:style-name="P12"><text:span text:style-name="T9">Modify flag2 to 1 and break</text:span></text:p>
                      </text:list-item>
                    </text:list>
                    <text:p text:style-name="P12"><text:span text:style-name="T9">}</text:span></text:p>
                  </text:list-item>
                  <text:list-item>
                    <text:p text:style-name="P12"><text:span text:style-name="T9">If worker done founded, break from loop and draw the worker's slice</text:span></text:p>
                  </text:list-item>
                </text:list>
              </text:list-item>
              <text:list-item>
                <text:p text:style-name="P12"><text:span text:style-name="T9">}</text:span></text:p>
              </text:list-item>
              <text:list-item>
                <text:p text:style-name="P12"><text:span text:style-name="T9">}</text:span></text:p>
                <text:list>
                  <text:list-item>
                    <text:p text:style-name="P12"><text:span text:style-name="T9"/></text:p>
                    <text:list>
                      <text:list-item>
                        <text:p text:style-name="P12"><text:span text:style-name="T9"/></text:p>
                      </text:list-item>
                      <text:list-item>
                        <text:p text:style-name="P12"><text:span text:style-name="T13"/></text:p>
                      </text:list-item>
                    </text:list>
                  </text:list-item>
                  <text:list-item>
                    <text:p text:style-name="P12"><text:span text:style-name="T13"/></text:p>
                  </text:list-item>
                </text:list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Τίτλος-και-Περιεχόμενο" presentation:presentation-page-layout-name="AL3T1">
        <draw:frame presentation:style-name="pr6" draw:text-style-name="P13" draw:layer="layout" svg:width="25.4cm" svg:height="18.542cm" svg:x="0cm" svg:y="0cm" presentation:class="outline" presentation:user-transformed="true">
          <draw:text-box>
            <text:list text:style-name="L3">
              <text:list-header>
                <text:p><text:span text:style-name="T14">void run_threads(){</text:span></text:p>
                <text:list>
                  <text:list-header>
                    <text:p><text:span text:style-name="T15">Increases the counter who shows the number of threads that are going to call mandelCalc.</text:span></text:p>
                    <text:p><text:span text:style-name="T15">Retrieve the arguments needed for mandelCalc from variable struct running *info.</text:span></text:p>
                    <text:p><text:span text:style-name="T15">Call mandelCalc.</text:span></text:p>
                    <text:p><text:span text:style-name="T15">Modify the flag1 cell which matches the thread that has just done calculation to notify main about it.</text:span></text:p>
                  </text:list-header>
                </text:list>
              </text:list-header>
            </text:list>
            <text:p><text:span text:style-name="T15">}</text:span></text:p>
            <text:list text:continue-numbering="true" text:style-name="L3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Τίτλος-και-Περιεχόμενο" presentation:presentation-page-layout-name="AL3T1">
        <draw:frame presentation:style-name="pr6" draw:text-style-name="P14" draw:layer="layout" svg:width="23.113cm" svg:height="16.002cm" svg:x="1.016cm" svg:y="1.016cm" presentation:class="outline" presentation:user-transformed="true">
          <draw:text-box>
            <text:p><text:span text:style-name="T16">Exercise 1.3</text:span></text:p>
            <text:p><text:span text:style-name="T17">int main( int argc,char *argv[]){</text:span></text:p>
            <text:p><text:span text:style-name="T17"><text:s text:c="4"/></text:span><text:span text:style-name="T17">Allocate memory the array that contains the <text:s text:c="4"/></text:span><text:span text:style-name="T17"><text:tab/></text:span><text:span text:style-name="T17">numbers given and that have to be sorted.</text:span></text:p>
            <text:p><text:span text:style-name="T17"><text:s text:c="4"/></text:span><text:span text:style-name="T17">Create the main thread which has to run <text:s text:c="9"/></text:span><text:span text:style-name="T17"><text:tab/></text:span><text:span text:style-name="T17">the first step of quicksort .</text:span></text:p>
            <text:p><text:span text:style-name="T17"><text:s text:c="4"/></text:span><text:span text:style-name="T17">Wait until the main thread notify that <text:s text:c="10"/></text:span><text:span text:style-name="T17"><text:tab/></text:span><text:span text:style-name="T17">reached its’ end.</text:span></text:p>
            <text:p><text:span text:style-name="T17"><text:s text:c="4"/></text:span><text:span text:style-name="T17">print the elements given sorted.</text:span></text:p>
            <text:p><text:span text:style-name="T17"><text:s text:c="4"/></text:span><text:span text:style-name="T17">return().</text:span></text:p>
            <text:p><text:span text:style-name="T17">}</text:span></text:p>
            <text:p><text:span text:style-name="T17"/></text:p>
            <text:p><text:span text:style-name="T18"/>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Τίτλος-και-Περιεχόμενο" presentation:presentation-page-layout-name="AL3T1">
        <draw:frame presentation:style-name="pr6" draw:text-style-name="P14" draw:layer="layout" svg:width="22.859cm" svg:height="16.002cm" svg:x="1.27cm" svg:y="1.27cm" presentation:class="outline" presentation:user-transformed="true">
          <draw:text-box>
            <text:p>Void *run_threads(void *info){</text:p>
            <text:p text:style-name="P14"><text:s text:c="4"/>If (it is the main thread) {</text:p>
            <text:p text:style-name="P14"><text:s text:c="7"/>allocate memory ,for an array which contains 0 or 1 dependently if the thread <text:s text:c="9"/><text:tab/><text:tab/>finished or not, with malloc.</text:p>
            <text:p text:style-name="P14"><text:s text:c="4"/>Else{</text:p>
            <text:p><text:s text:c="7"/>Allocate new memory with realloc.</text:p>
            <text:p><text:s text:c="4"/>}</text:p>
            <text:p><text:s text:c="4"/>Call quicksort to sort the given region.</text:p>
            <text:p><text:s text:c="3"/>If (the region is smaller than 2){</text:p>
            <text:p><text:s text:c="7"/>The thread wait until his brother to finish.</text:p>
            <text:p><text:s text:c="7"/>The parent thread has to finish.</text:p>
            <text:p><text:s text:c="4"/>}</text:p>
            <text:p><text:s text:c="4"/>Else{</text:p>
            <text:p><text:s text:c="7"/>The thread wait until his children finish.</text:p>
            <text:p><text:s text:c="7"/>The thread has to finish.</text:p>
            <text:p><text:s text:c="4"/>}</text:p>
            <text:p><text:s text:c="4"/>If( the current thread is the main thread(root)) then notify main to finish.</text:p>
            <text:p>}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Τίτλος-και-Περιεχόμενο" presentation:presentation-page-layout-name="AL3T1">
        <draw:frame presentation:style-name="pr6" draw:layer="layout" svg:width="22.859cm" svg:height="14.489cm" svg:x="1.27cm" svg:y="1.016cm" presentation:class="outline" presentation:user-transformed="true">
          <draw:text-box>
            <text:p>Void quicksort(int first, int last, int k){</text:p>
            <text:p><text:s text:c="4"/>…..</text:p>
            <text:p><text:s text:c="4"/>Code of quicksort</text:p>
            <text:p><text:s text:c="4"/>…..</text:p>
            <text:p><text:s text:c="4"/>It (the region is smaller or same with 2)</text:p>
            <text:p><text:s text:c="8"/>The current thread has to finish.</text:p>
            <text:p><text:s text:c="4"/>Else{</text:p>
            <text:p><text:s text:c="8"/>Create one thread for the left region .</text:p>
            <text:p><text:s text:c="8"/>Create another thread for the right region.</text:p>
            <text:p><text:s text:c="4"/>}</text:p>
            <text:p>}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libri1" svg:font-family="Callibri"/>
    <style:font-face style:name="Calibri" svg:font-family="Calibri" style:font-pitch="variable"/>
    <style:font-face style:name="Callibri" svg:font-family="Cal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Θέμα-του-Office-background" style:family="presentation">
      <style:graphic-properties draw:stroke="none" draw:fill="solid" draw:fill-color="#ffffff"/>
      <style:text-properties style:letter-kerning="true"/>
    </style:style>
    <style:style style:name="Master1-Θέμα-του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Θέμα-του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Θέμα-του-Office-outline1" style:family="presentation">
      <style:graphic-properties draw:stroke="none" draw:fill="none" draw:auto-grow-height="false" draw:fit-to-size="shrink-to-fit">
        <text:list-style style:name="Master1-Θέμα-του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Θέμα-του-Office-outline2" style:family="presentation" style:parent-style-name="Master1-Θέμα-του-Office-outline1">
      <style:paragraph-properties fo:margin-top="0.4cm" fo:margin-bottom="0cm"/>
      <style:text-properties fo:font-size="28pt" style:font-size-asian="28pt" style:font-size-complex="28pt"/>
    </style:style>
    <style:style style:name="Master1-Θέμα-του-Office-outline3" style:family="presentation" style:parent-style-name="Master1-Θέμα-του-Office-outline2">
      <style:paragraph-properties fo:margin-top="0.3cm" fo:margin-bottom="0cm"/>
      <style:text-properties fo:font-size="24pt" style:font-size-asian="24pt" style:font-size-complex="24pt"/>
    </style:style>
    <style:style style:name="Master1-Θέμα-του-Office-outline4" style:family="presentation" style:parent-style-name="Master1-Θέμα-του-Office-outline3">
      <style:paragraph-properties fo:margin-top="0.2cm" fo:margin-bottom="0cm"/>
      <style:text-properties fo:font-size="20pt" style:font-size-asian="20pt" style:font-size-complex="20pt"/>
    </style:style>
    <style:style style:name="Master1-Θέμα-του-Office-outline5" style:family="presentation" style:parent-style-name="Master1-Θέμα-του-Office-outline4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6" style:family="presentation" style:parent-style-name="Master1-Θέμα-του-Office-outline5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7" style:family="presentation" style:parent-style-name="Master1-Θέμα-του-Office-outline6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8" style:family="presentation" style:parent-style-name="Master1-Θέμα-του-Office-outline7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9" style:family="presentation" style:parent-style-name="Master1-Θέμα-του-Office-outline8">
      <style:paragraph-properties fo:margin-top="0.1cm" fo:margin-bottom="0cm"/>
      <style:text-properties fo:font-size="20pt" style:font-size-asian="20pt" style:font-size-complex="20pt"/>
    </style:style>
    <style:style style:name="Master1-Θέμα-του-Office-subtitle" style:family="presentation">
      <style:graphic-properties draw:stroke="none" draw:fill="none" draw:textarea-vertical-align="middle">
        <text:list-style style:name="Master1-Θέμα-του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Θέμα-του-Office-title" style:family="presentation">
      <style:graphic-properties draw:stroke="none" draw:fill="none" draw:textarea-vertical-align="middle">
        <text:list-style style:name="Master1-Θέμα-του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background" style:family="presentation">
      <style:graphic-properties draw:stroke="none" draw:fill="solid" draw:fill-color="#ffffff"/>
      <style:text-properties style:letter-kerning="true"/>
    </style:style>
    <style:style style:name="Master1-Layout1-title-Διαφάνεια-τίτλου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Διαφάνεια-τίτλου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outline1" style:family="presentation">
      <style:graphic-properties draw:stroke="none" draw:fill="none" draw:auto-grow-height="false" draw:fit-to-size="shrink-to-fit">
        <text:list-style style:name="Master1-Layout1-title-Διαφάνεια-τίτλου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outline2" style:family="presentation" style:parent-style-name="Master1-Layout1-title-Διαφάνεια-τίτλου-outline1">
      <style:paragraph-properties fo:margin-top="0.4cm" fo:margin-bottom="0cm"/>
      <style:text-properties fo:font-size="28pt" style:font-size-asian="28pt" style:font-size-complex="28pt"/>
    </style:style>
    <style:style style:name="Master1-Layout1-title-Διαφάνεια-τίτλου-outline3" style:family="presentation" style:parent-style-name="Master1-Layout1-title-Διαφάνεια-τίτλου-outline2">
      <style:paragraph-properties fo:margin-top="0.3cm" fo:margin-bottom="0cm"/>
      <style:text-properties fo:font-size="24pt" style:font-size-asian="24pt" style:font-size-complex="24pt"/>
    </style:style>
    <style:style style:name="Master1-Layout1-title-Διαφάνεια-τίτλου-outline4" style:family="presentation" style:parent-style-name="Master1-Layout1-title-Διαφάνεια-τίτλου-outline3">
      <style:paragraph-properties fo:margin-top="0.2cm" fo:margin-bottom="0cm"/>
      <style:text-properties fo:font-size="20pt" style:font-size-asian="20pt" style:font-size-complex="20pt"/>
    </style:style>
    <style:style style:name="Master1-Layout1-title-Διαφάνεια-τίτλου-outline5" style:family="presentation" style:parent-style-name="Master1-Layout1-title-Διαφάνεια-τίτλου-outline4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6" style:family="presentation" style:parent-style-name="Master1-Layout1-title-Διαφάνεια-τίτλου-outline5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7" style:family="presentation" style:parent-style-name="Master1-Layout1-title-Διαφάνεια-τίτλου-outline6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8" style:family="presentation" style:parent-style-name="Master1-Layout1-title-Διαφάνεια-τίτλου-outline7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9" style:family="presentation" style:parent-style-name="Master1-Layout1-title-Διαφάνεια-τίτλου-outline8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subtitle" style:family="presentation">
      <style:graphic-properties draw:stroke="none" draw:fill="none" draw:textarea-vertical-align="middle">
        <text:list-style style:name="Master1-Layout1-title-Διαφάνεια-τίτλου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title" style:family="presentation">
      <style:graphic-properties draw:stroke="none" draw:fill="none" draw:textarea-vertical-align="middle">
        <text:list-style style:name="Master1-Layout1-title-Διαφάνεια-τίτλου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background" style:family="presentation">
      <style:graphic-properties draw:stroke="none" draw:fill="solid" draw:fill-color="#ffffff"/>
      <style:text-properties style:letter-kerning="true"/>
    </style:style>
    <style:style style:name="Master1-Layout2-obj-Τίτλος-και-Περιεχό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Τίτλος-και-Περιεχό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outline1" style:family="presentation">
      <style:graphic-properties draw:stroke="none" draw:fill="none" draw:auto-grow-height="false" draw:fit-to-size="shrink-to-fit">
        <text:list-style style:name="Master1-Layout2-obj-Τίτλος-και-Περιεχό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outline2" style:family="presentation" style:parent-style-name="Master1-Layout2-obj-Τίτλος-και-Περιεχόμενο-outline1">
      <style:paragraph-properties fo:margin-top="0.4cm" fo:margin-bottom="0cm"/>
      <style:text-properties fo:font-size="28pt" style:font-size-asian="28pt" style:font-size-complex="28pt"/>
    </style:style>
    <style:style style:name="Master1-Layout2-obj-Τίτλος-και-Περιεχόμενο-outline3" style:family="presentation" style:parent-style-name="Master1-Layout2-obj-Τίτλος-και-Περιεχόμενο-outline2">
      <style:paragraph-properties fo:margin-top="0.3cm" fo:margin-bottom="0cm"/>
      <style:text-properties fo:font-size="24pt" style:font-size-asian="24pt" style:font-size-complex="24pt"/>
    </style:style>
    <style:style style:name="Master1-Layout2-obj-Τίτλος-και-Περιεχόμενο-outline4" style:family="presentation" style:parent-style-name="Master1-Layout2-obj-Τίτλος-και-Περιεχόμενο-outline3">
      <style:paragraph-properties fo:margin-top="0.2cm" fo:margin-bottom="0cm"/>
      <style:text-properties fo:font-size="20pt" style:font-size-asian="20pt" style:font-size-complex="20pt"/>
    </style:style>
    <style:style style:name="Master1-Layout2-obj-Τίτλος-και-Περιεχόμενο-outline5" style:family="presentation" style:parent-style-name="Master1-Layout2-obj-Τίτλος-και-Περιεχόμενο-outline4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6" style:family="presentation" style:parent-style-name="Master1-Layout2-obj-Τίτλος-και-Περιεχόμενο-outline5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7" style:family="presentation" style:parent-style-name="Master1-Layout2-obj-Τίτλος-και-Περιεχόμενο-outline6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8" style:family="presentation" style:parent-style-name="Master1-Layout2-obj-Τίτλος-και-Περιεχόμενο-outline7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9" style:family="presentation" style:parent-style-name="Master1-Layout2-obj-Τίτλος-και-Περιεχόμενο-outline8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subtitle" style:family="presentation">
      <style:graphic-properties draw:stroke="none" draw:fill="none" draw:textarea-vertical-align="middle">
        <text:list-style style:name="Master1-Layout2-obj-Τίτλος-και-Περιεχό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title" style:family="presentation">
      <style:graphic-properties draw:stroke="none" draw:fill="none" draw:textarea-vertical-align="middle">
        <text:list-style style:name="Master1-Layout2-obj-Τίτλος-και-Περιεχό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background" style:family="presentation">
      <style:graphic-properties draw:stroke="none" draw:fill="solid" draw:fill-color="#ffffff"/>
      <style:text-properties style:letter-kerning="true"/>
    </style:style>
    <style:style style:name="Master1-Layout3-secHead-Κεφαλίδα-ενότητα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Κεφαλίδα-ενότητα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outline1" style:family="presentation">
      <style:graphic-properties draw:stroke="none" draw:fill="none" draw:auto-grow-height="false" draw:fit-to-size="shrink-to-fit">
        <text:list-style style:name="Master1-Layout3-secHead-Κεφαλίδα-ενότητα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outline2" style:family="presentation" style:parent-style-name="Master1-Layout3-secHead-Κεφαλίδα-ενότητας-outline1">
      <style:paragraph-properties fo:margin-top="0.4cm" fo:margin-bottom="0cm"/>
      <style:text-properties fo:font-size="28pt" style:font-size-asian="28pt" style:font-size-complex="28pt"/>
    </style:style>
    <style:style style:name="Master1-Layout3-secHead-Κεφαλίδα-ενότητας-outline3" style:family="presentation" style:parent-style-name="Master1-Layout3-secHead-Κεφαλίδα-ενότητας-outline2">
      <style:paragraph-properties fo:margin-top="0.3cm" fo:margin-bottom="0cm"/>
      <style:text-properties fo:font-size="24pt" style:font-size-asian="24pt" style:font-size-complex="24pt"/>
    </style:style>
    <style:style style:name="Master1-Layout3-secHead-Κεφαλίδα-ενότητας-outline4" style:family="presentation" style:parent-style-name="Master1-Layout3-secHead-Κεφαλίδα-ενότητας-outline3">
      <style:paragraph-properties fo:margin-top="0.2cm" fo:margin-bottom="0cm"/>
      <style:text-properties fo:font-size="20pt" style:font-size-asian="20pt" style:font-size-complex="20pt"/>
    </style:style>
    <style:style style:name="Master1-Layout3-secHead-Κεφαλίδα-ενότητας-outline5" style:family="presentation" style:parent-style-name="Master1-Layout3-secHead-Κεφαλίδα-ενότητας-outline4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6" style:family="presentation" style:parent-style-name="Master1-Layout3-secHead-Κεφαλίδα-ενότητας-outline5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7" style:family="presentation" style:parent-style-name="Master1-Layout3-secHead-Κεφαλίδα-ενότητας-outline6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8" style:family="presentation" style:parent-style-name="Master1-Layout3-secHead-Κεφαλίδα-ενότητας-outline7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9" style:family="presentation" style:parent-style-name="Master1-Layout3-secHead-Κεφαλίδα-ενότητας-outline8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subtitle" style:family="presentation">
      <style:graphic-properties draw:stroke="none" draw:fill="none" draw:textarea-vertical-align="middle">
        <text:list-style style:name="Master1-Layout3-secHead-Κεφαλίδα-ενότητα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title" style:family="presentation">
      <style:graphic-properties draw:stroke="none" draw:fill="none" draw:textarea-vertical-align="middle">
        <text:list-style style:name="Master1-Layout3-secHead-Κεφαλίδα-ενότητα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background" style:family="presentation">
      <style:graphic-properties draw:stroke="none" draw:fill="solid" draw:fill-color="#ffffff"/>
      <style:text-properties style:letter-kerning="true"/>
    </style:style>
    <style:style style:name="Master1-Layout4-twoObj-Δύο-περιεχόμεν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Δύο-περιεχόμεν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1" style:family="presentation">
      <style:graphic-properties draw:stroke="none" draw:fill="none" draw:auto-grow-height="false" draw:fit-to-size="shrink-to-fit">
        <text:list-style style:name="Master1-Layout4-twoObj-Δύο-περιεχόμεν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2" style:family="presentation" style:parent-style-name="Master1-Layout4-twoObj-Δύο-περιεχόμενα-outline1">
      <style:paragraph-properties fo:margin-top="0.4cm" fo:margin-bottom="0cm"/>
      <style:text-properties fo:font-size="28pt" style:font-size-asian="28pt" style:font-size-complex="28pt"/>
    </style:style>
    <style:style style:name="Master1-Layout4-twoObj-Δύο-περιεχόμενα-outline3" style:family="presentation" style:parent-style-name="Master1-Layout4-twoObj-Δύο-περιεχόμενα-outline2">
      <style:paragraph-properties fo:margin-top="0.3cm" fo:margin-bottom="0cm"/>
      <style:text-properties fo:font-size="24pt" style:font-size-asian="24pt" style:font-size-complex="24pt"/>
    </style:style>
    <style:style style:name="Master1-Layout4-twoObj-Δύο-περιεχόμενα-outline4" style:family="presentation" style:parent-style-name="Master1-Layout4-twoObj-Δύο-περιεχόμενα-outline3">
      <style:paragraph-properties fo:margin-top="0.2cm" fo:margin-bottom="0cm"/>
      <style:text-properties fo:font-size="20pt" style:font-size-asian="20pt" style:font-size-complex="20pt"/>
    </style:style>
    <style:style style:name="Master1-Layout4-twoObj-Δύο-περιεχόμενα-outline5" style:family="presentation" style:parent-style-name="Master1-Layout4-twoObj-Δύο-περιεχόμενα-outline4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6" style:family="presentation" style:parent-style-name="Master1-Layout4-twoObj-Δύο-περιεχόμενα-outline5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7" style:family="presentation" style:parent-style-name="Master1-Layout4-twoObj-Δύο-περιεχόμενα-outline6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8" style:family="presentation" style:parent-style-name="Master1-Layout4-twoObj-Δύο-περιεχόμενα-outline7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9" style:family="presentation" style:parent-style-name="Master1-Layout4-twoObj-Δύο-περιεχόμενα-outline8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subtitle" style:family="presentation">
      <style:graphic-properties draw:stroke="none" draw:fill="none" draw:textarea-vertical-align="middle">
        <text:list-style style:name="Master1-Layout4-twoObj-Δύο-περιεχόμεν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title" style:family="presentation">
      <style:graphic-properties draw:stroke="none" draw:fill="none" draw:textarea-vertical-align="middle">
        <text:list-style style:name="Master1-Layout4-twoObj-Δύο-περιεχόμεν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background" style:family="presentation">
      <style:graphic-properties draw:stroke="none" draw:fill="solid" draw:fill-color="#ffffff"/>
      <style:text-properties style:letter-kerning="true"/>
    </style:style>
    <style:style style:name="Master1-Layout5-twoTxTwoObj-Σύγκριση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Σύγκριση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1" style:family="presentation">
      <style:graphic-properties draw:stroke="none" draw:fill="none" draw:auto-grow-height="false" draw:fit-to-size="shrink-to-fit">
        <text:list-style style:name="Master1-Layout5-twoTxTwoObj-Σύγκριση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2" style:family="presentation" style:parent-style-name="Master1-Layout5-twoTxTwoObj-Σύγκριση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Σύγκριση-outline3" style:family="presentation" style:parent-style-name="Master1-Layout5-twoTxTwoObj-Σύγκριση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Σύγκριση-outline4" style:family="presentation" style:parent-style-name="Master1-Layout5-twoTxTwoObj-Σύγκριση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Σύγκριση-outline5" style:family="presentation" style:parent-style-name="Master1-Layout5-twoTxTwoObj-Σύγκριση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6" style:family="presentation" style:parent-style-name="Master1-Layout5-twoTxTwoObj-Σύγκριση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7" style:family="presentation" style:parent-style-name="Master1-Layout5-twoTxTwoObj-Σύγκριση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8" style:family="presentation" style:parent-style-name="Master1-Layout5-twoTxTwoObj-Σύγκριση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9" style:family="presentation" style:parent-style-name="Master1-Layout5-twoTxTwoObj-Σύγκριση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subtitle" style:family="presentation">
      <style:graphic-properties draw:stroke="none" draw:fill="none" draw:textarea-vertical-align="middle">
        <text:list-style style:name="Master1-Layout5-twoTxTwoObj-Σύγκριση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title" style:family="presentation">
      <style:graphic-properties draw:stroke="none" draw:fill="none" draw:textarea-vertical-align="middle">
        <text:list-style style:name="Master1-Layout5-twoTxTwoObj-Σύγκριση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background" style:family="presentation">
      <style:graphic-properties draw:stroke="none" draw:fill="solid" draw:fill-color="#ffffff"/>
      <style:text-properties style:letter-kerning="true"/>
    </style:style>
    <style:style style:name="Master1-Layout6-titleOnly-Μόνο-τίτλο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Μόνο-τίτλο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1" style:family="presentation">
      <style:graphic-properties draw:stroke="none" draw:fill="none" draw:auto-grow-height="false" draw:fit-to-size="shrink-to-fit">
        <text:list-style style:name="Master1-Layout6-titleOnly-Μόνο-τίτλο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2" style:family="presentation" style:parent-style-name="Master1-Layout6-titleOnly-Μόνο-τίτλος-outline1">
      <style:paragraph-properties fo:margin-top="0.4cm" fo:margin-bottom="0cm"/>
      <style:text-properties fo:font-size="28pt" style:font-size-asian="28pt" style:font-size-complex="28pt"/>
    </style:style>
    <style:style style:name="Master1-Layout6-titleOnly-Μόνο-τίτλος-outline3" style:family="presentation" style:parent-style-name="Master1-Layout6-titleOnly-Μόνο-τίτλος-outline2">
      <style:paragraph-properties fo:margin-top="0.3cm" fo:margin-bottom="0cm"/>
      <style:text-properties fo:font-size="24pt" style:font-size-asian="24pt" style:font-size-complex="24pt"/>
    </style:style>
    <style:style style:name="Master1-Layout6-titleOnly-Μόνο-τίτλος-outline4" style:family="presentation" style:parent-style-name="Master1-Layout6-titleOnly-Μόνο-τίτλος-outline3">
      <style:paragraph-properties fo:margin-top="0.2cm" fo:margin-bottom="0cm"/>
      <style:text-properties fo:font-size="20pt" style:font-size-asian="20pt" style:font-size-complex="20pt"/>
    </style:style>
    <style:style style:name="Master1-Layout6-titleOnly-Μόνο-τίτλος-outline5" style:family="presentation" style:parent-style-name="Master1-Layout6-titleOnly-Μόνο-τίτλος-outline4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6" style:family="presentation" style:parent-style-name="Master1-Layout6-titleOnly-Μόνο-τίτλος-outline5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7" style:family="presentation" style:parent-style-name="Master1-Layout6-titleOnly-Μόνο-τίτλος-outline6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8" style:family="presentation" style:parent-style-name="Master1-Layout6-titleOnly-Μόνο-τίτλος-outline7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9" style:family="presentation" style:parent-style-name="Master1-Layout6-titleOnly-Μόνο-τίτλος-outline8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subtitle" style:family="presentation">
      <style:graphic-properties draw:stroke="none" draw:fill="none" draw:textarea-vertical-align="middle">
        <text:list-style style:name="Master1-Layout6-titleOnly-Μόνο-τίτλο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title" style:family="presentation">
      <style:graphic-properties draw:stroke="none" draw:fill="none" draw:textarea-vertical-align="middle">
        <text:list-style style:name="Master1-Layout6-titleOnly-Μόνο-τίτλο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Κενή-background" style:family="presentation">
      <style:graphic-properties draw:stroke="none" draw:fill="solid" draw:fill-color="#ffffff"/>
      <style:text-properties style:letter-kerning="true"/>
    </style:style>
    <style:style style:name="Master1-Layout7-blank-Κεν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Κεν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Κενή-outline1" style:family="presentation">
      <style:graphic-properties draw:stroke="none" draw:fill="none" draw:auto-grow-height="false" draw:fit-to-size="shrink-to-fit">
        <text:list-style style:name="Master1-Layout7-blank-Κεν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ή-outline2" style:family="presentation" style:parent-style-name="Master1-Layout7-blank-Κενή-outline1">
      <style:paragraph-properties fo:margin-top="0.4cm" fo:margin-bottom="0cm"/>
      <style:text-properties fo:font-size="28pt" style:font-size-asian="28pt" style:font-size-complex="28pt"/>
    </style:style>
    <style:style style:name="Master1-Layout7-blank-Κενή-outline3" style:family="presentation" style:parent-style-name="Master1-Layout7-blank-Κενή-outline2">
      <style:paragraph-properties fo:margin-top="0.3cm" fo:margin-bottom="0cm"/>
      <style:text-properties fo:font-size="24pt" style:font-size-asian="24pt" style:font-size-complex="24pt"/>
    </style:style>
    <style:style style:name="Master1-Layout7-blank-Κενή-outline4" style:family="presentation" style:parent-style-name="Master1-Layout7-blank-Κενή-outline3">
      <style:paragraph-properties fo:margin-top="0.2cm" fo:margin-bottom="0cm"/>
      <style:text-properties fo:font-size="20pt" style:font-size-asian="20pt" style:font-size-complex="20pt"/>
    </style:style>
    <style:style style:name="Master1-Layout7-blank-Κενή-outline5" style:family="presentation" style:parent-style-name="Master1-Layout7-blank-Κενή-outline4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6" style:family="presentation" style:parent-style-name="Master1-Layout7-blank-Κενή-outline5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7" style:family="presentation" style:parent-style-name="Master1-Layout7-blank-Κενή-outline6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8" style:family="presentation" style:parent-style-name="Master1-Layout7-blank-Κενή-outline7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9" style:family="presentation" style:parent-style-name="Master1-Layout7-blank-Κενή-outline8">
      <style:paragraph-properties fo:margin-top="0.1cm" fo:margin-bottom="0cm"/>
      <style:text-properties fo:font-size="20pt" style:font-size-asian="20pt" style:font-size-complex="20pt"/>
    </style:style>
    <style:style style:name="Master1-Layout7-blank-Κενή-subtitle" style:family="presentation">
      <style:graphic-properties draw:stroke="none" draw:fill="none" draw:textarea-vertical-align="middle">
        <text:list-style style:name="Master1-Layout7-blank-Κεν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ή-title" style:family="presentation">
      <style:graphic-properties draw:stroke="none" draw:fill="none" draw:textarea-vertical-align="middle">
        <text:list-style style:name="Master1-Layout7-blank-Κεν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background" style:family="presentation">
      <style:graphic-properties draw:stroke="none" draw:fill="solid" draw:fill-color="#ffffff"/>
      <style:text-properties style:letter-kerning="true"/>
    </style:style>
    <style:style style:name="Master1-Layout8-objTx-Περιεχόμενο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Περιεχόμενο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1" style:family="presentation">
      <style:graphic-properties draw:stroke="none" draw:fill="none" draw:auto-grow-height="false" draw:fit-to-size="shrink-to-fit">
        <text:list-style style:name="Master1-Layout8-objTx-Περιεχόμενο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2" style:family="presentation" style:parent-style-name="Master1-Layout8-objTx-Περιεχόμενο-με-λεζάντα-outline1">
      <style:paragraph-properties fo:margin-top="0.4cm" fo:margin-bottom="0cm"/>
      <style:text-properties fo:font-size="28pt" style:font-size-asian="28pt" style:font-size-complex="28pt"/>
    </style:style>
    <style:style style:name="Master1-Layout8-objTx-Περιεχόμενο-με-λεζάντα-outline3" style:family="presentation" style:parent-style-name="Master1-Layout8-objTx-Περιεχόμενο-με-λεζάντα-outline2">
      <style:paragraph-properties fo:margin-top="0.3cm" fo:margin-bottom="0cm"/>
      <style:text-properties fo:font-size="24pt" style:font-size-asian="24pt" style:font-size-complex="24pt"/>
    </style:style>
    <style:style style:name="Master1-Layout8-objTx-Περιεχόμενο-με-λεζάντα-outline4" style:family="presentation" style:parent-style-name="Master1-Layout8-objTx-Περιεχόμενο-με-λεζάντα-outline3">
      <style:paragraph-properties fo:margin-top="0.2cm" fo:margin-bottom="0cm"/>
      <style:text-properties fo:font-size="20pt" style:font-size-asian="20pt" style:font-size-complex="20pt"/>
    </style:style>
    <style:style style:name="Master1-Layout8-objTx-Περιεχόμενο-με-λεζάντα-outline5" style:family="presentation" style:parent-style-name="Master1-Layout8-objTx-Περιεχόμενο-με-λεζάντα-outline4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6" style:family="presentation" style:parent-style-name="Master1-Layout8-objTx-Περιεχόμενο-με-λεζάντα-outline5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7" style:family="presentation" style:parent-style-name="Master1-Layout8-objTx-Περιεχόμενο-με-λεζάντα-outline6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8" style:family="presentation" style:parent-style-name="Master1-Layout8-objTx-Περιεχόμενο-με-λεζάντα-outline7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9" style:family="presentation" style:parent-style-name="Master1-Layout8-objTx-Περιεχόμενο-με-λεζάντα-outline8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subtitle" style:family="presentation">
      <style:graphic-properties draw:stroke="none" draw:fill="none" draw:textarea-vertical-align="middle">
        <text:list-style style:name="Master1-Layout8-objTx-Περιεχόμενο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title" style:family="presentation">
      <style:graphic-properties draw:stroke="none" draw:fill="none" draw:textarea-vertical-align="middle">
        <text:list-style style:name="Master1-Layout8-objTx-Περιεχόμενο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background" style:family="presentation">
      <style:graphic-properties draw:stroke="none" draw:fill="solid" draw:fill-color="#ffffff"/>
      <style:text-properties style:letter-kerning="true"/>
    </style:style>
    <style:style style:name="Master1-Layout9-picTx-Εικόνα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Εικόνα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1" style:family="presentation">
      <style:graphic-properties draw:stroke="none" draw:fill="none" draw:auto-grow-height="false" draw:fit-to-size="shrink-to-fit">
        <text:list-style style:name="Master1-Layout9-picTx-Εικόνα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2" style:family="presentation" style:parent-style-name="Master1-Layout9-picTx-Εικόνα-με-λεζάντα-outline1">
      <style:paragraph-properties fo:margin-top="0.4cm" fo:margin-bottom="0cm"/>
      <style:text-properties fo:font-size="28pt" style:font-size-asian="28pt" style:font-size-complex="28pt"/>
    </style:style>
    <style:style style:name="Master1-Layout9-picTx-Εικόνα-με-λεζάντα-outline3" style:family="presentation" style:parent-style-name="Master1-Layout9-picTx-Εικόνα-με-λεζάντα-outline2">
      <style:paragraph-properties fo:margin-top="0.3cm" fo:margin-bottom="0cm"/>
      <style:text-properties fo:font-size="24pt" style:font-size-asian="24pt" style:font-size-complex="24pt"/>
    </style:style>
    <style:style style:name="Master1-Layout9-picTx-Εικόνα-με-λεζάντα-outline4" style:family="presentation" style:parent-style-name="Master1-Layout9-picTx-Εικόνα-με-λεζάντα-outline3">
      <style:paragraph-properties fo:margin-top="0.2cm" fo:margin-bottom="0cm"/>
      <style:text-properties fo:font-size="20pt" style:font-size-asian="20pt" style:font-size-complex="20pt"/>
    </style:style>
    <style:style style:name="Master1-Layout9-picTx-Εικόνα-με-λεζάντα-outline5" style:family="presentation" style:parent-style-name="Master1-Layout9-picTx-Εικόνα-με-λεζάντα-outline4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6" style:family="presentation" style:parent-style-name="Master1-Layout9-picTx-Εικόνα-με-λεζάντα-outline5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7" style:family="presentation" style:parent-style-name="Master1-Layout9-picTx-Εικόνα-με-λεζάντα-outline6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8" style:family="presentation" style:parent-style-name="Master1-Layout9-picTx-Εικόνα-με-λεζάντα-outline7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9" style:family="presentation" style:parent-style-name="Master1-Layout9-picTx-Εικόνα-με-λεζάντα-outline8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subtitle" style:family="presentation">
      <style:graphic-properties draw:stroke="none" draw:fill="none" draw:textarea-vertical-align="middle">
        <text:list-style style:name="Master1-Layout9-picTx-Εικόνα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title" style:family="presentation">
      <style:graphic-properties draw:stroke="none" draw:fill="none" draw:textarea-vertical-align="middle">
        <text:list-style style:name="Master1-Layout9-picTx-Εικόνα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background" style:family="presentation">
      <style:graphic-properties draw:stroke="none" draw:fill="solid" draw:fill-color="#ffffff"/>
      <style:text-properties style:letter-kerning="true"/>
    </style:style>
    <style:style style:name="Master1-Layout10-vertTx-Τίτλος-και-Κατακόρυφο-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Τίτλος-και-Κατακόρυφο-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1" style:family="presentation">
      <style:graphic-properties draw:stroke="none" draw:fill="none" draw:auto-grow-height="false" draw:fit-to-size="shrink-to-fit">
        <text:list-style style:name="Master1-Layout10-vertTx-Τίτλος-και-Κατακόρυφο-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2" style:family="presentation" style:parent-style-name="Master1-Layout10-vertTx-Τίτλος-και-Κατακόρυφο-κείμενο-outline1">
      <style:paragraph-properties fo:margin-top="0.4cm" fo:margin-bottom="0cm"/>
      <style:text-properties fo:font-size="28pt" style:font-size-asian="28pt" style:font-size-complex="28pt"/>
    </style:style>
    <style:style style:name="Master1-Layout10-vertTx-Τίτλος-και-Κατακόρυφο-κείμενο-outline3" style:family="presentation" style:parent-style-name="Master1-Layout10-vertTx-Τίτλος-και-Κατακόρυφο-κείμενο-outline2">
      <style:paragraph-properties fo:margin-top="0.3cm" fo:margin-bottom="0cm"/>
      <style:text-properties fo:font-size="24pt" style:font-size-asian="24pt" style:font-size-complex="24pt"/>
    </style:style>
    <style:style style:name="Master1-Layout10-vertTx-Τίτλος-και-Κατακόρυφο-κείμενο-outline4" style:family="presentation" style:parent-style-name="Master1-Layout10-vertTx-Τίτλος-και-Κατακόρυφο-κείμενο-outline3">
      <style:paragraph-properties fo:margin-top="0.2cm" fo:margin-bottom="0cm"/>
      <style:text-properties fo:font-size="20pt" style:font-size-asian="20pt" style:font-size-complex="20pt"/>
    </style:style>
    <style:style style:name="Master1-Layout10-vertTx-Τίτλος-και-Κατακόρυφο-κείμενο-outline5" style:family="presentation" style:parent-style-name="Master1-Layout10-vertTx-Τίτλος-και-Κατακόρυφο-κείμενο-outline4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6" style:family="presentation" style:parent-style-name="Master1-Layout10-vertTx-Τίτλος-και-Κατακόρυφο-κείμενο-outline5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7" style:family="presentation" style:parent-style-name="Master1-Layout10-vertTx-Τίτλος-και-Κατακόρυφο-κείμενο-outline6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8" style:family="presentation" style:parent-style-name="Master1-Layout10-vertTx-Τίτλος-και-Κατακόρυφο-κείμενο-outline7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9" style:family="presentation" style:parent-style-name="Master1-Layout10-vertTx-Τίτλος-και-Κατακόρυφο-κείμενο-outline8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subtitle" style:family="presentation">
      <style:graphic-properties draw:stroke="none" draw:fill="none" draw:textarea-vertical-align="middle">
        <text:list-style style:name="Master1-Layout10-vertTx-Τίτλος-και-Κατακόρυφο-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title" style:family="presentation">
      <style:graphic-properties draw:stroke="none" draw:fill="none" draw:textarea-vertical-align="middle">
        <text:list-style style:name="Master1-Layout10-vertTx-Τίτλος-και-Κατακόρυφο-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background" style:family="presentation">
      <style:graphic-properties draw:stroke="none" draw:fill="solid" draw:fill-color="#ffffff"/>
      <style:text-properties style:letter-kerning="true"/>
    </style:style>
    <style:style style:name="Master1-Layout11-vertTitleAndTx-Κατακόρυφος-τίτλος-και-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Κατακόρυφος-τίτλος-και-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outline1" style:family="presentation">
      <style:graphic-properties draw:stroke="none" draw:fill="none" draw:auto-grow-height="false" draw:fit-to-size="shrink-to-fit">
        <text:list-style style:name="Master1-Layout11-vertTitleAndTx-Κατακόρυφος-τίτλος-και-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outline2" style:family="presentation" style:parent-style-name="Master1-Layout11-vertTitleAndTx-Κατακόρυφος-τίτλος-και-Κείμενο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Κατακόρυφος-τίτλος-και-Κείμενο-outline3" style:family="presentation" style:parent-style-name="Master1-Layout11-vertTitleAndTx-Κατακόρυφος-τίτλος-και-Κείμενο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Κατακόρυφος-τίτλος-και-Κείμενο-outline4" style:family="presentation" style:parent-style-name="Master1-Layout11-vertTitleAndTx-Κατακόρυφος-τίτλος-και-Κείμενο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5" style:family="presentation" style:parent-style-name="Master1-Layout11-vertTitleAndTx-Κατακόρυφος-τίτλος-και-Κείμενο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6" style:family="presentation" style:parent-style-name="Master1-Layout11-vertTitleAndTx-Κατακόρυφος-τίτλος-και-Κείμενο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7" style:family="presentation" style:parent-style-name="Master1-Layout11-vertTitleAndTx-Κατακόρυφος-τίτλος-και-Κείμενο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8" style:family="presentation" style:parent-style-name="Master1-Layout11-vertTitleAndTx-Κατακόρυφος-τίτλος-και-Κείμενο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9" style:family="presentation" style:parent-style-name="Master1-Layout11-vertTitleAndTx-Κατακόρυφος-τίτλος-και-Κείμενο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subtitle" style:family="presentation">
      <style:graphic-properties draw:stroke="none" draw:fill="none" draw:textarea-vertical-align="middle">
        <text:list-style style:name="Master1-Layout11-vertTitleAndTx-Κατακόρυφος-τίτλος-και-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title" style:family="presentation">
      <style:graphic-properties draw:stroke="none" draw:fill="none" draw:textarea-vertical-align="middle">
        <text:list-style style:name="Master1-Layout11-vertTitleAndTx-Κατακόρυφος-τίτλος-και-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Θέμα-του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Θέμα-του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Θέμα-του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Θέμα-του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Θέμα-του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Θέμα-του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Διαφάνεια-τίτλου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Διαφάνεια-τίτλου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Διαφάνεια-τίτλου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Διαφάνεια-τίτλου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Διαφάνεια-τίτλου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Διαφάνεια-τίτλου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Τίτλος-και-Περιεχόμεν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Τίτλος-και-Περιεχόμενο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Τίτλος-και-Περιεχόμεν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Τίτλος-και-Περιεχόμεν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Τίτλος-και-Περιεχόμενο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Τίτλος-και-Περιεχόμενο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Κεφαλίδα-ενότητα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Κεφαλίδα-ενότητας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Κεφαλίδα-ενότητα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Κεφαλίδα-ενότητα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Κεφαλίδα-ενότητας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Κεφαλίδα-ενότητας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Δύο-περιεχόμενα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Δύο-περιεχόμενα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Δύο-περιεχόμεν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Δύο-περιεχόμεν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Δύο-περιεχόμενα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Δύο-περιεχόμενα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Σύγκριση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Σύγκριση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Σύγκριση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Σύγκριση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Σύγκριση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Σύγκριση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Σύγκριση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Μόνο-τίτλο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Μόνο-τίτλο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Μόνο-τίτλο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Μόνο-τίτλος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Μόνο-τίτλος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Κενή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Κενή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Κενή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Κενή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Περιεχόμενο-με-λεζάντα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Περιεχόμενο-με-λεζάντα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Περιεχόμενο-με-λεζάντα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Περιεχόμενο-με-λεζάντ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Περιεχόμενο-με-λεζάντ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Περιεχόμενο-με-λεζάντα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Περιεχόμενο-με-λεζάντα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Εικόνα-με-λεζάντα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Εικόνα-με-λεζάντα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Εικόνα-με-λεζάντα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Εικόνα-με-λεζάντ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Εικόνα-με-λεζάντ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Εικόνα-με-λεζάντα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Εικόνα-με-λεζάντα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Τίτλος-και-Κατακόρυφο-κείμεν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Τίτλος-και-Κατακόρυφο-κείμενο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Τίτλος-και-Κατακόρυφο-κείμεν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Τίτλος-και-Κατακόρυφο-κείμεν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Τίτλος-και-Κατακόρυφο-κείμενο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Τίτλος-και-Κατακόρυφο-κείμενο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Κατακόρυφος-τίτλος-και-Κείμενο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Κατακόρυφος-τίτλος-και-Κείμενο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Κατακόρυφος-τίτλος-και-Κείμεν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Κατακόρυφος-τίτλος-και-Κείμεν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Κατακόρυφος-τίτλος-και-Κείμενο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Κατακόρυφος-τίτλος-και-Κείμενο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Θέμα-του-Office" style:page-layout-name="PM1" draw:style-name="Mdp1">
      <draw:frame draw:name="Θέση τίτλου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Στυλ κύριου τίτλου</text:span></text:p>
        </draw:text-box>
      </draw:frame>
      <draw:frame draw:name="Θέση κειμένου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Στυλ υποδείγματος κειμένου</text:span></text:p>
              <text:list>
                <text:list-item>
                  <text:p text:style-name="MP8"><text:span text:style-name="MT4">Δεύτερου επιπέδου</text:span></text:p>
                  <text:list>
                    <text:list-item>
                      <text:p text:style-name="MP9"><text:span text:style-name="MT5">Τρίτου επιπέδου</text:span></text:p>
                      <text:list>
                        <text:list-item>
                          <text:p text:style-name="MP10"><text:span text:style-name="MT6">Τέταρτου επιπέδου</text:span></text:p>
                          <text:list>
                            <text:list-item>
                              <text:p text:style-name="MP11"><text:span text:style-name="MT6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Θέμα-του-Office-title" draw:layer="backgroundobjects" svg:width="14.848cm" svg:height="11.136cm" svg:x="3.075cm" svg:y="2.257cm" presentation:class="page"/>
        <draw:frame presentation:style-name="Master1-Θέμα-του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Διαφάνεια-τίτλου" style:page-layout-name="PM1" draw:style-name="Mdp1">
      <draw:frame draw:name="Τίτλος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Στυλ κύριου τίτλου</text:span></text:p>
        </draw:text-box>
      </draw:frame>
      <draw:frame draw:name="Υπότιτλος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Στυλ κύριου υπότιτλου</text:span></text:p>
        </draw:text-box>
      </draw:frame>
      <draw:frame draw:name="Θέση ημερομηνίας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Διαφάνεια-τίτλου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Διαφάνεια-τίτλου-title" draw:layer="backgroundobjects" svg:width="0.001cm" svg:height="0.001cm" svg:x="0cm" svg:y="2.257cm" presentation:class="page"/>
        <draw:frame presentation:style-name="Master1-Layout1-title-Διαφάνεια-τίτλου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Τίτλος-και-Περιεχόμενο" style:page-layout-name="PM1" draw:style-name="Mdp1">
      <draw:frame draw:name="Τίτλος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Στυλ κύριου τίτλου</text:span></text:p>
        </draw:text-box>
      </draw:frame>
      <draw:frame draw:name="Θέση περιεχομένου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Στυλ υποδείγματος κειμένου</text:span><text:span text:style-name="MT3"><text:line-break/></text:span><text:span text:style-name="MT4">Δεύτερου επιπέδου</text:span><text:span text:style-name="MT4"><text:line-break/></text:span><text:span text:style-name="MT5">Τρίτου επιπέδου</text:span><text:span text:style-name="MT5"><text:line-break/></text:span><text:span text:style-name="MT6">Τέταρτου επιπέδου</text:span><text:span text:style-name="MT6"><text:line-break/></text:span><text:span text:style-name="MT6">Πέμπτου επιπέδου</text:span></text:p>
            </text:list-item>
          </text:list>
        </draw:text-box>
      </draw:frame>
      <draw:frame draw:name="Θέση ημερομηνίας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Τίτλος-και-Περιεχόμενο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Τίτλος-και-Περιεχόμενο-title" draw:layer="backgroundobjects" svg:width="0.001cm" svg:height="0.001cm" svg:x="0cm" svg:y="2.257cm" presentation:class="page"/>
        <draw:frame presentation:style-name="Master1-Layout2-obj-Τίτλος-και-Περιεχόμενο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Κεφαλίδα-ενότητας" style:page-layout-name="PM1" draw:style-name="Mdp1">
      <draw:frame draw:name="Τίτλος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Στυλ κύριου τίτλου</text:span></text:p>
        </draw:text-box>
      </draw:frame>
      <draw:frame draw:name="Θέση κειμένου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Στυλ υποδείγματος κειμένου</text:span></text:p>
            </text:list-item>
          </text:list>
        </draw:text-box>
      </draw:frame>
      <draw:frame draw:name="Θέση ημερομηνίας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Κεφαλίδα-ενότητας-title" draw:layer="backgroundobjects" svg:width="0.001cm" svg:height="0.001cm" svg:x="0cm" svg:y="2.257cm" presentation:class="page"/>
        <draw:frame presentation:style-name="Master1-Layout3-secHead-Κεφαλίδα-ενότητας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Δύο-περιεχόμενα" style:page-layout-name="PM1" draw:style-name="Mdp1">
      <draw:frame draw:name="Τίτλος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Στυλ κύριου τίτλου</text:span></text:p>
        </draw:text-box>
      </draw:frame>
      <draw:frame draw:name="Θέση περιεχομένου 2" presentation:style-name="Mpr26" draw:text-style-name="MP6" draw:layer="backgroundobjects" svg:width="11.218cm" svg:height="12.572cm" svg:x="1.27cm" svg:y="4.445cm" presentation:class="title">
        <draw:text-box>
          <text:list text:style-name="ML4">
            <text:list-item>
              <text:p text:style-name="MP16"><text:span text:style-name="MT4">Στυλ υποδείγματος κειμένου</text:span><text:span text:style-name="MT4"><text:line-break/></text:span><text:span text:style-name="MT5">Δεύτερου επιπέδου</text:span><text:span text:style-name="MT5"><text:line-break/></text:span><text:span text:style-name="MT6">Τρίτου επιπέδου</text:span><text:span text:style-name="MT6"><text:line-break/></text:span><text:span text:style-name="MT11">Τέταρτου επιπέδου</text:span><text:span text:style-name="MT11"><text:line-break/></text:span><text:span text:style-name="MT11">Πέμπτου επιπέδου</text:span></text:p>
            </text:list-item>
          </text:list>
        </draw:text-box>
      </draw:frame>
      <draw:frame draw:name="Θέση περιεχομένου 3" presentation:style-name="Mpr26" draw:text-style-name="MP6" draw:layer="backgroundobjects" svg:width="11.218cm" svg:height="12.572cm" svg:x="12.912cm" svg:y="4.445cm" presentation:class="title">
        <draw:text-box>
          <text:list text:style-name="ML4">
            <text:list-item>
              <text:p text:style-name="MP16"><text:span text:style-name="MT4">Στυλ υποδείγματος κειμένου</text:span><text:span text:style-name="MT4"><text:line-break/></text:span><text:span text:style-name="MT5">Δεύτερου επιπέδου</text:span><text:span text:style-name="MT5"><text:line-break/></text:span><text:span text:style-name="MT6">Τρίτου επιπέδου</text:span><text:span text:style-name="MT6"><text:line-break/></text:span><text:span text:style-name="MT11">Τέταρτου επιπέδου</text:span><text:span text:style-name="MT11"><text:line-break/></text:span><text:span text:style-name="MT11">Πέμπτου επιπέδου</text:span></text:p>
            </text:list-item>
          </text:list>
        </draw:text-box>
      </draw:frame>
      <draw:frame draw:name="Θέση ημερομηνίας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Δύο-περιεχόμενα-title" draw:layer="backgroundobjects" svg:width="0.001cm" svg:height="0.001cm" svg:x="0cm" svg:y="2.257cm" presentation:class="page"/>
        <draw:frame presentation:style-name="Master1-Layout4-twoObj-Δύο-περιεχόμενα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Σύγκριση" style:page-layout-name="PM1" draw:style-name="Mdp1">
      <draw:frame draw:name="Τίτλος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Στυλ κύριου τίτλου</text:span></text:p>
        </draw:text-box>
      </draw:frame>
      <draw:frame draw:name="Θέση κειμένου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Στυλ υποδείγματος κειμένου</text:span></text:p>
            </text:list-item>
          </text:list>
        </draw:text-box>
      </draw:frame>
      <draw:frame draw:name="Θέση περιεχομένου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Στυλ υποδείγματος κειμένου</text:span><text:span text:style-name="MT5"><text:line-break/></text:span><text:span text:style-name="MT6">Δεύτερου επιπέδου</text:span><text:span text:style-name="MT6"><text:line-break/></text:span><text:span text:style-name="MT11">Τρίτου επιπέδου</text:span><text:span text:style-name="MT11"><text:line-break/></text:span><text:span text:style-name="MT13">Τέταρτου επιπέδου</text:span><text:span text:style-name="MT13"><text:line-break/></text:span><text:span text:style-name="MT13">Πέμπτου επιπέδου</text:span></text:p>
            </text:list-item>
          </text:list>
        </draw:text-box>
      </draw:frame>
      <draw:frame draw:name="Θέση κειμένου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Στυλ υποδείγματος κειμένου</text:span></text:p>
            </text:list-item>
          </text:list>
        </draw:text-box>
      </draw:frame>
      <draw:frame draw:name="Θέση περιεχομένου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Στυλ υποδείγματος κειμένου</text:span><text:span text:style-name="MT5"><text:line-break/></text:span><text:span text:style-name="MT6">Δεύτερου επιπέδου</text:span><text:span text:style-name="MT6"><text:line-break/></text:span><text:span text:style-name="MT11">Τρίτου επιπέδου</text:span><text:span text:style-name="MT11"><text:line-break/></text:span><text:span text:style-name="MT13">Τέταρτου επιπέδου</text:span><text:span text:style-name="MT13"><text:line-break/></text:span><text:span text:style-name="MT13">Πέμπτου επιπέδου</text:span></text:p>
            </text:list-item>
          </text:list>
        </draw:text-box>
      </draw:frame>
      <draw:frame draw:name="Θέση ημερομηνίας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Σύγκριση-title" draw:layer="backgroundobjects" svg:width="0.001cm" svg:height="0.001cm" svg:x="0cm" svg:y="2.257cm" presentation:class="page"/>
        <draw:frame presentation:style-name="Master1-Layout5-twoTxTwoObj-Σύγκριση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Μόνο-τίτλος" style:page-layout-name="PM1" draw:style-name="Mdp1">
      <draw:frame draw:name="Τίτλος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Στυλ κύριου τίτλου</text:span></text:p>
        </draw:text-box>
      </draw:frame>
      <draw:frame draw:name="Θέση ημερομηνίας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Μόνο-τίτλος-title" draw:layer="backgroundobjects" svg:width="0.001cm" svg:height="0.001cm" svg:x="0cm" svg:y="2.257cm" presentation:class="page"/>
        <draw:frame presentation:style-name="Master1-Layout6-titleOnly-Μόνο-τίτλος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Κενή" style:page-layout-name="PM1" draw:style-name="Mdp1">
      <draw:frame draw:name="Θέση ημερομηνίας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Κενή-title" draw:layer="backgroundobjects" svg:width="0.001cm" svg:height="0.001cm" svg:x="0cm" svg:y="2.257cm" presentation:class="page"/>
        <draw:frame presentation:style-name="Master1-Layout7-blank-Κενή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Περιεχόμενο-με-λεζάντα" style:page-layout-name="PM1" draw:style-name="Mdp1">
      <draw:frame draw:name="Τίτλος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Στυλ κύριου τίτλου</text:span></text:p>
        </draw:text-box>
      </draw:frame>
      <draw:frame draw:name="Θέση περιεχομένου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Στυλ υποδείγματος κειμένου</text:span><text:span text:style-name="MT3"><text:line-break/></text:span><text:span text:style-name="MT4">Δεύτερου επιπέδου</text:span><text:span text:style-name="MT4"><text:line-break/></text:span><text:span text:style-name="MT5">Τρίτου επιπέδου</text:span><text:span text:style-name="MT5"><text:line-break/></text:span><text:span text:style-name="MT6">Τέταρτου επιπέδου</text:span><text:span text:style-name="MT6"><text:line-break/></text:span><text:span text:style-name="MT6">Πέμπτου επιπέδου</text:span></text:p>
            </text:list-item>
          </text:list>
        </draw:text-box>
      </draw:frame>
      <draw:frame draw:name="Θέση κειμένου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Στυλ υποδείγματος κειμένου</text:span></text:p>
            </text:list-item>
          </text:list>
        </draw:text-box>
      </draw:frame>
      <draw:frame draw:name="Θέση ημερομηνίας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Περιεχόμενο-με-λεζάντα-title" draw:layer="backgroundobjects" svg:width="0.001cm" svg:height="0.001cm" svg:x="0cm" svg:y="2.257cm" presentation:class="page"/>
        <draw:frame presentation:style-name="Master1-Layout8-objTx-Περιεχόμενο-με-λεζάντα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Εικόνα-με-λεζάντα" style:page-layout-name="PM1" draw:style-name="Mdp1">
      <draw:frame draw:name="Τίτλος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Στυλ κύριου τίτλου</text:span></text:p>
        </draw:text-box>
      </draw:frame>
      <draw:frame draw:name="Θέση εικόνας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Θέση κειμένου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Στυλ υποδείγματος κειμένου</text:span></text:p>
            </text:list-item>
          </text:list>
        </draw:text-box>
      </draw:frame>
      <draw:frame draw:name="Θέση ημερομηνίας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Εικόνα-με-λεζάντα-title" draw:layer="backgroundobjects" svg:width="0.001cm" svg:height="0.001cm" svg:x="0cm" svg:y="2.257cm" presentation:class="page"/>
        <draw:frame presentation:style-name="Master1-Layout9-picTx-Εικόνα-με-λεζάντα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Τίτλος-και-Κατακόρυφο-κείμενο" style:page-layout-name="PM1" draw:style-name="Mdp1">
      <draw:frame draw:name="Τίτλος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Στυλ κύριου τίτλου</text:span></text:p>
        </draw:text-box>
      </draw:frame>
      <draw:frame draw:name="Θέση κατακόρυφου κειμένου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Στυλ υποδείγματος κειμένου</text:span></text:p>
              <text:list>
                <text:list-item>
                  <text:p text:style-name="MP8"><text:span text:style-name="MT4">Δεύτερου επιπέδου</text:span></text:p>
                  <text:list>
                    <text:list-item>
                      <text:p text:style-name="MP9"><text:span text:style-name="MT5">Τρίτου επιπέδου</text:span></text:p>
                      <text:list>
                        <text:list-item>
                          <text:p text:style-name="MP10"><text:span text:style-name="MT6">Τέταρτου επιπέδου</text:span></text:p>
                          <text:list>
                            <text:list-item>
                              <text:p text:style-name="MP11"><text:span text:style-name="MT6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Τίτλος-και-Κατακόρυφο-κείμενο-title" draw:layer="backgroundobjects" svg:width="0.001cm" svg:height="0.001cm" svg:x="0cm" svg:y="2.257cm" presentation:class="page"/>
        <draw:frame presentation:style-name="Master1-Layout10-vertTx-Τίτλος-και-Κατακόρυφο-κείμενο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Κατακόρυφος-τίτλος-και-Κείμενο" style:page-layout-name="PM1" draw:style-name="Mdp1">
      <draw:frame draw:name="Κατακόρυφος τίτλος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2">Στυλ κύριου τίτλου</text:span></text:p>
        </draw:text-box>
      </draw:frame>
      <draw:frame draw:name="Θέση κατακόρυφου κειμένου 2" presentation:style-name="Mpr68" draw:text-style-name="MP20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Στυλ υποδείγματος κειμένου</text:span></text:p>
              <text:list>
                <text:list-item>
                  <text:p text:style-name="MP8"><text:span text:style-name="MT4">Δεύτερου επιπέδου</text:span></text:p>
                  <text:list>
                    <text:list-item>
                      <text:p text:style-name="MP9"><text:span text:style-name="MT5">Τρίτου επιπέδου</text:span></text:p>
                      <text:list>
                        <text:list-item>
                          <text:p text:style-name="MP10"><text:span text:style-name="MT6">Τέταρτου επιπέδου</text:span></text:p>
                          <text:list>
                            <text:list-item>
                              <text:p text:style-name="MP11"><text:span text:style-name="MT6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7-10-19">10/19/17</text:date></text:span></text:p>
        </draw:text-box>
      </draw:frame>
      <draw:frame draw:name="Θέση υποσέλιδου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Θέση αριθμού διαφάνειας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Κατακόρυφος-τίτλος-και-Κείμενο-title" draw:layer="backgroundobjects" svg:width="0.001cm" svg:height="0.001cm" svg:x="0cm" svg:y="2.257cm" presentation:class="page"/>
        <draw:frame presentation:style-name="Master1-Layout11-vertTitleAndTx-Κατακόρυφος-τίτλος-και-Κείμενο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3.2$Linux_X86_64 LibreOffice_project/10m0$Build-2</meta:generator>
    <dc:title>1η Σειρά Εργασιών</dc:title>
    <meta:initial-creator>Windows User</meta:initial-creator>
    <meta:creation-date>2017-10-18T17:09:45Z</meta:creation-date>
    <dc:date>2017-10-19T15:32:19.853211321</dc:date>
    <meta:editing-cycles>21</meta:editing-cycles>
    <meta:editing-duration>PT2H30M40S</meta:editing-duration>
    <meta:document-statistic meta:object-count="175"/>
  </office:meta>
</office:document-meta>
</file>